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game &amp; refactor interface</text:p>
          </table:table-cell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348" calcext:value-type="float">
            <text:p>348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21:48:39.8828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9T01:47:34.752110000</dc:date>
    <meta:editing-duration>PT15H11M32S</meta:editing-duration>
    <meta:editing-cycles>59</meta:editing-cycles>
    <meta:document-statistic meta:table-count="1" meta:cell-count="219" meta:object-count="0"/>
  </office:meta>
</office:document-meta>
</file>